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gr7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style:font-size-asian="30pt" style:font-size-complex="30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1" fo:font-size="30pt" style:font-size-asian="30pt" style:font-size-complex="30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4" draw:id="id4" draw:layer="layout" svg:width="0.9cm" svg:height="0.9cm" svg:x="2.5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9cm" svg:height="0.9cm" svg:x="2.2cm" svg:y="1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9cm" svg:height="0.9cm" svg:x="1.9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9cm" svg:height="0.9cm" svg:x="2.5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8.2cm" svg:height="1.9cm" svg:x="14.1cm" svg:y="3.3cm">
          <text:p text:style-name="P1"><text:span text:style-name="T1">fp :: Ptr F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3cm" svg:y1="1.3cm" svg:x2="11.3cm" svg:y2="19.8cm">
          <text:p/>
        </draw:line>
        <draw:frame draw:style-name="gr4" draw:text-style-name="P3" draw:layer="layout" svg:width="5.641cm" svg:height="1.728cm" svg:x="5.559cm" svg:y="1.072cm">
          <draw:text-box>
            <text:p><text:span text:style-name="T2">C language</text:span></text:p>
          </draw:text-box>
        </draw:frame>
        <draw:frame draw:style-name="gr4" draw:text-style-name="P3" draw:layer="layout" svg:width="4.1cm" svg:height="1.728cm" svg:x="11.5cm" svg:y="1.072cm">
          <draw:text-box>
            <text:p><text:span text:style-name="T2">Haskell</text:span></text:p>
          </draw:text-box>
        </draw:frame>
        <draw:custom-shape draw:style-name="gr5" draw:text-style-name="P2" draw:layer="layout" svg:width="9.6cm" svg:height="9.3cm" svg:x="1.1cm" svg:y="5.7cm">
          <text:p text:style-name="P1"><text:span text:style-name="T1">struct foo f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4.4cm" svg:x="2cm" svg:y="7.6cm">
          <text:p text:style-name="P1"><text:span text:style-name="T1">struct bar fb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6cm" svg:height="4.4cm" svg:x="1.1cm" svg:y="15.5cm">
          <text:p text:style-name="P1"><text:span text:style-name="T1">struct baz z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1.9cm" svg:x="2cm" svg:y="17.5cm">
          <text:p text:style-name="P1"><text:span text:style-name="T1">int zi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1.9cm" svg:x="2cm" svg:y="12.6cm">
          <text:p text:style-name="P1"><text:span text:style-name="T1">struct baz *f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9.6cm" svg:height="1.9cm" svg:x="1.1cm" svg:y="3.3cm">
          <text:p text:style-name="P1"><text:span text:style-name="T1">struct foo *fp;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.9cm" svg:y1="4.35cm" svg:x2="2.5cm" svg:y2="6.75cm" draw:start-shape="id1" draw:start-glue-point="3" draw:end-shape="id2" draw:end-glue-point="3" svg:d="m1900 4350c-825 0-1125 2400 600 2400" svg:viewBox="0 0 1261 2401">
          <text:p/>
        </draw:connector>
        <draw:connector draw:style-name="gr6" draw:text-style-name="P1" draw:layer="layout" draw:type="curve" svg:x1="2.2cm" svg:y1="13.65cm" svg:x2="2.5cm" svg:y2="16.55cm" draw:start-shape="id3" draw:start-glue-point="3" draw:end-shape="id4" draw:end-glue-point="3" svg:d="m2200 13650c-825 0-975 2900 300 2900" svg:viewBox="0 0 940 2901">
          <text:p/>
        </draw:connector>
        <draw:custom-shape draw:style-name="gr5" draw:text-style-name="P2" xml:id="id6" draw:id="id6" draw:layer="layout" svg:width="12.6cm" svg:height="8.7cm" svg:x="11.9cm" svg:y="7.1cm">
          <text:p text:style-name="P1"><text:span text:style-name="T1">instance Storable Foo</text:span></text:p>
          <draw:enhanced-geometry svg:viewBox="0 0 21600 21600" draw:path-stretchpoint-x="10800" draw:path-stretchpoint-y="10800" draw:text-areas="?f3 ?f4 ?f5 ?f6" draw:type="round-rectangle" draw:modifiers="970.834570834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8.2cm" svg:y1="5.2cm" svg:x2="18.2cm" svg:y2="7.1cm" draw:start-shape="id5" draw:end-shape="id6" draw:end-glue-point="0" svg:d="m18200 5200v1900" svg:viewBox="0 0 1 1901">
          <text:p/>
        </draw:connector>
        <draw:connector draw:style-name="gr6" draw:text-style-name="P1" draw:layer="layout" draw:type="curve" svg:x1="10.7cm" svg:y1="4.25cm" svg:x2="14.1cm" svg:y2="4.25cm" draw:start-shape="id7" draw:end-shape="id5" draw:end-glue-point="3" svg:d="m10700 4250h3400" svg:viewBox="0 0 3401 1">
          <text:p/>
        </draw:connector>
        <draw:custom-shape draw:style-name="gr2" draw:text-style-name="P2" draw:layer="layout" svg:width="11.4cm" svg:height="3.6cm" svg:x="12.5cm" svg:y="9.2cm">
          <text:p text:style-name="P1"><text:span text:style-name="T1">fb ::</text:span></text:p>
          <text:p text:style-name="P1"><text:span text:style-name="T1">instance Storable Bar</text:span></text:p>
          <draw:enhanced-geometry svg:viewBox="0 0 21600 21600" draw:path-stretchpoint-x="10800" draw:path-stretchpoint-y="10800" draw:text-areas="?f3 ?f4 ?f5 ?f6" draw:type="round-rectangle" draw:modifiers="2651.26353790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11.4cm" svg:height="1.9cm" svg:x="12.5cm" svg:y="13.2cm">
          <text:p text:style-name="P1"><text:span text:style-name="T1">fz :: Ptr Baz</text:span></text:p>
          <draw:enhanced-geometry svg:viewBox="0 0 21600 21600" draw:path-stretchpoint-x="10800" draw:path-stretchpoint-y="10800" draw:text-areas="?f3 ?f4 ?f5 ?f6" draw:type="round-rectangle" draw:modifiers="4601.788532351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12.6cm" svg:height="1.9cm" svg:x="11.9cm" svg:y="17.8cm">
          <text:p text:style-name="P1"><text:span text:style-name="T1">instance Storable Baz</text:span></text:p>
          <draw:enhanced-geometry svg:viewBox="0 0 21600 21600" draw:path-stretchpoint-x="10800" draw:path-stretchpoint-y="10800" draw:text-areas="?f3 ?f4 ?f5 ?f6" draw:type="round-rectangle" draw:modifiers="4090.478695423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8.2cm" svg:y1="15.1cm" svg:x2="18.2cm" svg:y2="17.8cm" draw:start-shape="id8" draw:start-glue-point="2" draw:end-shape="id9" draw:end-glue-point="0" svg:d="m18200 15100v2700" svg:viewBox="0 0 1 2701">
          <text:p/>
        </draw:connector>
        <draw:frame draw:style-name="gr4" draw:text-style-name="P3" draw:layer="layout" svg:width="10.26cm" svg:height="1.728cm" svg:x="18.5cm" svg:y="5.3cm">
          <draw:text-box>
            <text:p text:style-name="P3"><text:span text:style-name="T2">peek :: Ptr a -&gt; IO a</text:span></text:p>
          </draw:text-box>
        </draw:frame>
        <draw:frame draw:style-name="gr4" draw:text-style-name="P3" draw:layer="layout" svg:width="10.26cm" svg:height="1.728cm" svg:x="18.5cm" svg:y="15.972cm">
          <draw:text-box>
            <text:p text:style-name="P3"><text:span text:style-name="T2">peek :: Ptr a -&gt; IO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12-11T21:11:58.293708341</dc:date>
    <dc:creator>Okabe Kiwamu</dc:creator>
    <meta:editing-duration>PT1H17M6S</meta:editing-duration>
    <meta:editing-cycles>103</meta:editing-cycles>
    <meta:generator>LibreOffice/4.1.3.2$Linux_X86_64 LibreOffice_project/410m0$Build-2</meta:generator>
    <meta:document-statistic meta:object-count="25"/>
  </office:meta>
</office:document-meta>
</file>